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_results" table:style-name="ta1">
        <table:shapes>
          <draw:frame draw:z-index="0" draw:style-name="gr1" draw:text-style-name="P1" svg:width="503.23pt" svg:height="280.09pt" svg:x="452.61pt" svg:y="70.02pt">
            <loext:p draw:notify-on-update-of-ranges="all_results.H17:all_results.H21 all_results.I17:all_results.I21 all_results.I47:all_results.I51 all_results.H47:all_results.H51 all_results.I77:all_results.I81 all_results.H77:all_results.H81 all_results.I122:all_results.I126 all_results.H122:all_results.H126 all_results.I127:all_results.I131 all_results.H127:all_results.H1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lice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std(%)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43.7" calcext:value-type="float">
            <text:p>3843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906.7" calcext:value-type="float">
            <text:p>3906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908" calcext:value-type="float">
            <text:p>390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944.3" calcext:value-type="float">
            <text:p>3944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4135.7" calcext:value-type="float">
            <text:p>4135.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23.3" calcext:value-type="float">
            <text:p>3823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919" calcext:value-type="float">
            <text:p>391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875.7" calcext:value-type="float">
            <text:p>3875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953" calcext:value-type="float">
            <text:p>395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4401" calcext:value-type="float">
            <text:p>440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348" calcext:value-type="float">
            <text:p>334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438.3" calcext:value-type="float">
            <text:p>343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439.3" calcext:value-type="float">
            <text:p>3439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451.7" calcext:value-type="float">
            <text:p>3451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847.7" calcext:value-type="float">
            <text:p>3847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355.3" calcext:value-type="float">
            <text:p>3355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458" calcext:value-type="float">
            <text:p>345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427.3" calcext:value-type="float">
            <text:p>3427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441" calcext:value-type="float">
            <text:p>344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997" calcext:value-type="float">
            <text:p>399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764.7" calcext:value-type="float">
            <text:p>2764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736.3" calcext:value-type="float">
            <text:p>273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746" calcext:value-type="float">
            <text:p>274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769.3" calcext:value-type="float">
            <text:p>2769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351" calcext:value-type="float">
            <text:p>3351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93.7" calcext:value-type="float">
            <text:p>2693.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681" calcext:value-type="float">
            <text:p>268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746" calcext:value-type="float">
            <text:p>274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706.3" calcext:value-type="float">
            <text:p>2706.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577.7" calcext:value-type="float">
            <text:p>3577.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963.7" calcext:value-type="float">
            <text:p>2963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124.3" calcext:value-type="float">
            <text:p>3124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212" calcext:value-type="float">
            <text:p>32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260.3" calcext:value-type="float">
            <text:p>3260.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661" calcext:value-type="float">
            <text:p>366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961.7" calcext:value-type="float">
            <text:p>2961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7638.3" calcext:value-type="float">
            <text:p>7638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165" calcext:value-type="float">
            <text:p>316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8857.7" calcext:value-type="float">
            <text:p>8857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942" calcext:value-type="float">
            <text:p>394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22.7" calcext:value-type="float">
            <text:p>2522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640.3" calcext:value-type="float">
            <text:p>2640.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732.7" calcext:value-type="float">
            <text:p>2732.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896.3" calcext:value-type="float">
            <text:p>2896.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356.7" calcext:value-type="float">
            <text:p>3356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38.7" calcext:value-type="float">
            <text:p>2538.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6678.7" calcext:value-type="float">
            <text:p>6678.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737" calcext:value-type="float">
            <text:p>273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7034.7" calcext:value-type="float">
            <text:p>703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681" calcext:value-type="float">
            <text:p>368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88" calcext:value-type="float">
            <text:p>388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899" calcext:value-type="float">
            <text:p>3899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964" calcext:value-type="float">
            <text:p>396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918.3" calcext:value-type="float">
            <text:p>3918.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4476.3" calcext:value-type="float">
            <text:p>4476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96.3" calcext:value-type="float">
            <text:p>3896.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914.3" calcext:value-type="float">
            <text:p>3914.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932" calcext:value-type="float">
            <text:p>393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970" calcext:value-type="float">
            <text:p>397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4538" calcext:value-type="float">
            <text:p>453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428.7" calcext:value-type="float">
            <text:p>3428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465" calcext:value-type="float">
            <text:p>346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570.7" calcext:value-type="float">
            <text:p>357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645" calcext:value-type="float">
            <text:p>364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851.3" calcext:value-type="float">
            <text:p>3851.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423" calcext:value-type="float">
            <text:p>342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488.7" calcext:value-type="float">
            <text:p>3488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536.7" calcext:value-type="float">
            <text:p>3536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622.3" calcext:value-type="float">
            <text:p>3622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4152.7" calcext:value-type="float">
            <text:p>4152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38" calcext:value-type="float">
            <text:p>203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221" calcext:value-type="float">
            <text:p>222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240.7" calcext:value-type="float">
            <text:p>2240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318" calcext:value-type="float">
            <text:p>231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223.7" calcext:value-type="float">
            <text:p>3223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54.7" calcext:value-type="float">
            <text:p>1954.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67.7" calcext:value-type="float">
            <text:p>2067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133.3" calcext:value-type="float">
            <text:p>2133.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227.7" calcext:value-type="float">
            <text:p>2227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481.3" calcext:value-type="float">
            <text:p>3481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122.7" calcext:value-type="float">
            <text:p>4122.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263.7" calcext:value-type="float">
            <text:p>4263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255" calcext:value-type="float">
            <text:p>425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4396" calcext:value-type="float">
            <text:p>4396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4518.3" calcext:value-type="float">
            <text:p>4518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55.7" calcext:value-type="float">
            <text:p>3755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838.7" calcext:value-type="float">
            <text:p>3838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957" calcext:value-type="float">
            <text:p>395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4032.7" calcext:value-type="float">
            <text:p>4032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4285.3" calcext:value-type="float">
            <text:p>4285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451.3" calcext:value-type="float">
            <text:p>345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485.7" calcext:value-type="float">
            <text:p>348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775.7" calcext:value-type="float">
            <text:p>3775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4024" calcext:value-type="float">
            <text:p>402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993.7" calcext:value-type="float">
            <text:p>3993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464" calcext:value-type="float">
            <text:p>346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31.7" calcext:value-type="float">
            <text:p>3531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783.3" calcext:value-type="float">
            <text:p>3783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4016.7" calcext:value-type="float">
            <text:p>4016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4021.7" calcext:value-type="float">
            <text:p>402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46" calcext:value-type="float">
            <text:p>154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607.7" calcext:value-type="float">
            <text:p>1607.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932.3" calcext:value-type="float">
            <text:p>1932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023.7" calcext:value-type="float">
            <text:p>2023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2000.7" calcext:value-type="float">
            <text:p>2000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31.7" calcext:value-type="float">
            <text:p>1531.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601.7" calcext:value-type="float">
            <text:p>1601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736.3" calcext:value-type="float">
            <text:p>1736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013.7" calcext:value-type="float">
            <text:p>2013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2017.3" calcext:value-type="float">
            <text:p>2017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962.3" calcext:value-type="float">
            <text:p>2962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945.7" calcext:value-type="float">
            <text:p>2945.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210.3" calcext:value-type="float">
            <text:p>3210.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241.7" calcext:value-type="float">
            <text:p>3241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303.3" calcext:value-type="float">
            <text:p>3303.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77.3" calcext:value-type="float">
            <text:p>2677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712.3" calcext:value-type="float">
            <text:p>2712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993.3" calcext:value-type="float">
            <text:p>2993.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038.3" calcext:value-type="float">
            <text:p>303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031" calcext:value-type="float">
            <text:p>303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47" calcext:value-type="float">
            <text:p>174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051.7" calcext:value-type="float">
            <text:p>2051.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037.3" calcext:value-type="float">
            <text:p>2037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522.3" calcext:value-type="float">
            <text:p>3522.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61.7" calcext:value-type="float">
            <text:p>1861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106.7" calcext:value-type="float">
            <text:p>2106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073.7" calcext:value-type="float">
            <text:p>2073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220.3" calcext:value-type="float">
            <text:p>2220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450.7" calcext:value-type="float">
            <text:p>3450.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96" calcext:value-type="float">
            <text:p>319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228.3" calcext:value-type="float">
            <text:p>3228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415.7" calcext:value-type="float">
            <text:p>3415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701.7" calcext:value-type="float">
            <text:p>3701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571.7" calcext:value-type="float">
            <text:p>3571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92.7" calcext:value-type="float">
            <text:p>319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227" calcext:value-type="float">
            <text:p>322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382" calcext:value-type="float">
            <text:p>338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392" calcext:value-type="float">
            <text:p>339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526.7" calcext:value-type="float">
            <text:p>352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69" calcext:value-type="float">
            <text:p>156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605.7" calcext:value-type="float">
            <text:p>1605.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803" calcext:value-type="float">
            <text:p>1803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975.7" calcext:value-type="float">
            <text:p>1975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2135.7" calcext:value-type="float">
            <text:p>2135.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4.7" calcext:value-type="float">
            <text:p>1504.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538.7" calcext:value-type="float">
            <text:p>1538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727" calcext:value-type="float">
            <text:p>1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719.3" calcext:value-type="float">
            <text:p>1719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2015.3" calcext:value-type="float">
            <text:p>20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754" calcext:value-type="float">
            <text:p>275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758.7" calcext:value-type="float">
            <text:p>2758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25" calcext:value-type="float">
            <text:p>30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028.7" calcext:value-type="float">
            <text:p>302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no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81.7" calcext:value-type="float">
            <text:p>2481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504.7" calcext:value-type="float">
            <text:p>2504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910.3" calcext:value-type="float">
            <text:p>2910.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cm</text:p>
          </table:table-cell>
          <table:table-cell office:value-type="float" office:value="1000" calcext:value-type="float">
            <text:p>1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3017.3" calcext:value-type="float">
            <text:p>3017.3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12-08T10:02:21.575538626</dc:date>
    <dc:creator>Konstantinos Iliakis</dc:creator>
    <meta:editing-duration>PT23S</meta:editing-duration>
    <meta:editing-cycles>1</meta:editing-cycles>
    <meta:document-statistic meta:table-count="1" meta:cell-count="16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00" chart:maximum="4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 chart:label-position="botto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54cm" svg:height="9.882cm" xlink:href=".." xlink:type="simple" chart:class="chart:scatter" chart:style-name="ch1">
        <chart:title svg:x="7.749cm" svg:y="0.333cm" chart:style-name="ch2">
          <text:p>interp-kick</text:p>
        </chart:title>
        <chart:legend svg:x="14.559cm" svg:y="5.314cm" style:legend-expansion="custom" chartooo:width="2.245cm" chartooo:height="2.59cm" style:legend-expansion-aspect-ratio="0.866795366795367" chart:style-name="ch3"/>
        <chart:plot-area chart:style-name="ch4" table:cell-range-address="all_results.H17:all_results.I21 all_results.I47:all_results.I51 all_results.I77:all_results.I81 all_results.I122:all_results.I131" chart:data-source-has-labels="row" svg:x="1.366cm" svg:y="1.309cm" svg:width="16.033cm" svg:height="7.395cm">
          <chartooo:coordinate-region svg:x="2.358cm" svg:y="1.508cm" svg:width="14.854cm" svg:height="6.549cm"/>
          <chart:axis chart:dimension="x" chart:name="primary-x" chart:style-name="ch5">
            <chart:title svg:x="7.221cm" svg:y="8.901cm" chart:style-name="ch6">
              <text:p>Threads(500k Points/Thread)</text:p>
            </chart:title>
          </chart:axis>
          <chart:axis chart:dimension="y" chart:name="primary-y" chart:style-name="ch7">
            <chart:title svg:x="0.451cm" svg:y="6.307cm" chart:style-name="ch8">
              <text:p>Time(1000 Turns)</text:p>
            </chart:title>
            <chart:grid chart:style-name="ch9" chart:class="major"/>
          </chart:axis>
          <chart:series chart:style-name="ch10" chart:values-cell-range-address="all_results.I17:all_results.I21" loext:label-string="gcc_v0" chart:class="chart:scatter">
            <chart:domain table:cell-range-address="all_results.H17:all_results.H21"/>
            <chart:data-point chart:repeated="5"/>
          </chart:series>
          <chart:series chart:style-name="ch11" chart:values-cell-range-address="all_results.I47:all_results.I51" loext:label-string="gcc_v1" chart:class="chart:scatter">
            <chart:domain table:cell-range-address="all_results.H47:all_results.H51"/>
            <chart:data-point chart:repeated="5"/>
          </chart:series>
          <chart:series chart:style-name="ch12" chart:values-cell-range-address="all_results.I77:all_results.I81" loext:label-string="gcc_v2" chart:class="chart:scatter">
            <chart:domain table:cell-range-address="all_results.H77:all_results.H81"/>
            <chart:data-point chart:repeated="5"/>
          </chart:series>
          <chart:series chart:style-name="ch13" chart:values-cell-range-address="all_results.I122:all_results.I126" loext:label-string="gcc_v4" chart:class="chart:scatter">
            <chart:domain table:cell-range-address="all_results.H122:all_results.H126"/>
            <chart:data-point chart:repeated="5"/>
          </chart:series>
          <chart:series chart:style-name="ch14" chart:values-cell-range-address="all_results.I127:all_results.I131" loext:label-string="gcc_v5" chart:class="chart:scatter">
            <chart:domain table:cell-range-address="all_results.H127:all_results.H131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gcc_v0</text:p>
              </table:table-cell>
              <table:table-cell office:value-type="string">
                <text:p>Column H</text:p>
              </table:table-cell>
              <table:table-cell office:value-type="string">
                <text:p>gcc_v1</text:p>
              </table:table-cell>
              <table:table-cell office:value-type="string">
                <text:p>Column H</text:p>
              </table:table-cell>
              <table:table-cell office:value-type="string">
                <text:p>gcc_v2</text:p>
              </table:table-cell>
              <table:table-cell office:value-type="string">
                <text:p>Column H</text:p>
              </table:table-cell>
              <table:table-cell office:value-type="string">
                <text:p>gcc_v4</text:p>
              </table:table-cell>
              <table:table-cell office:value-type="string">
                <text:p>Column H</text:p>
              </table:table-cell>
              <table:table-cell office:value-type="string">
                <text:p>gcc_v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l_results.H17:all_results.H21</svg:desc>
                </draw:g>
              </table:table-cell>
              <table:table-cell office:value-type="float" office:value="3355.3">
                <text:p>3355.3</text:p>
                <draw:g>
                  <svg:desc>all_results.I17:all_results.I21</svg:desc>
                </draw:g>
              </table:table-cell>
              <table:table-cell office:value-type="float" office:value="1">
                <text:p>1</text:p>
                <draw:g>
                  <svg:desc>all_results.H47:all_results.H51</svg:desc>
                </draw:g>
              </table:table-cell>
              <table:table-cell office:value-type="float" office:value="2538.7">
                <text:p>2538.7</text:p>
                <draw:g>
                  <svg:desc>all_results.I47:all_results.I51</svg:desc>
                </draw:g>
              </table:table-cell>
              <table:table-cell office:value-type="float" office:value="1">
                <text:p>1</text:p>
                <draw:g>
                  <svg:desc>all_results.H77:all_results.H81</svg:desc>
                </draw:g>
              </table:table-cell>
              <table:table-cell office:value-type="float" office:value="1954.7">
                <text:p>1954.7</text:p>
                <draw:g>
                  <svg:desc>all_results.I77:all_results.I81</svg:desc>
                </draw:g>
              </table:table-cell>
              <table:table-cell office:value-type="float" office:value="1">
                <text:p>1</text:p>
                <draw:g>
                  <svg:desc>all_results.H122:all_results.H126</svg:desc>
                </draw:g>
              </table:table-cell>
              <table:table-cell office:value-type="float" office:value="1747">
                <text:p>1747</text:p>
                <draw:g>
                  <svg:desc>all_results.I122:all_results.I126</svg:desc>
                </draw:g>
              </table:table-cell>
              <table:table-cell office:value-type="float" office:value="1">
                <text:p>1</text:p>
                <draw:g>
                  <svg:desc>all_results.H127:all_results.H131</svg:desc>
                </draw:g>
              </table:table-cell>
              <table:table-cell office:value-type="float" office:value="1861.7">
                <text:p>1861.7</text:p>
                <draw:g>
                  <svg:desc>all_results.I127:all_results.I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58">
                <text:p>3458</text:p>
              </table:table-cell>
              <table:table-cell office:value-type="float" office:value="2">
                <text:p>2</text:p>
              </table:table-cell>
              <table:table-cell office:value-type="float" office:value="6678.7">
                <text:p>6678.7</text:p>
              </table:table-cell>
              <table:table-cell office:value-type="float" office:value="2">
                <text:p>2</text:p>
              </table:table-cell>
              <table:table-cell office:value-type="float" office:value="2067.7">
                <text:p>2067.7</text:p>
              </table:table-cell>
              <table:table-cell office:value-type="float" office:value="2">
                <text:p>2</text:p>
              </table:table-cell>
              <table:table-cell office:value-type="float" office:value="1940">
                <text:p>1940</text:p>
              </table:table-cell>
              <table:table-cell office:value-type="float" office:value="2">
                <text:p>2</text:p>
              </table:table-cell>
              <table:table-cell office:value-type="float" office:value="2106.7">
                <text:p>210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427.3">
                <text:p>3427.3</text:p>
              </table:table-cell>
              <table:table-cell office:value-type="float" office:value="4">
                <text:p>4</text:p>
              </table:table-cell>
              <table:table-cell office:value-type="float" office:value="2737">
                <text:p>2737</text:p>
              </table:table-cell>
              <table:table-cell office:value-type="float" office:value="4">
                <text:p>4</text:p>
              </table:table-cell>
              <table:table-cell office:value-type="float" office:value="2133.3">
                <text:p>2133.3</text:p>
              </table:table-cell>
              <table:table-cell office:value-type="float" office:value="4">
                <text:p>4</text:p>
              </table:table-cell>
              <table:table-cell office:value-type="float" office:value="2051.7">
                <text:p>2051.7</text:p>
              </table:table-cell>
              <table:table-cell office:value-type="float" office:value="4">
                <text:p>4</text:p>
              </table:table-cell>
              <table:table-cell office:value-type="float" office:value="2073.7">
                <text:p>2073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441">
                <text:p>3441</text:p>
              </table:table-cell>
              <table:table-cell office:value-type="float" office:value="8">
                <text:p>8</text:p>
              </table:table-cell>
              <table:table-cell office:value-type="float" office:value="7034.7">
                <text:p>7034.7</text:p>
              </table:table-cell>
              <table:table-cell office:value-type="float" office:value="8">
                <text:p>8</text:p>
              </table:table-cell>
              <table:table-cell office:value-type="float" office:value="2227.7">
                <text:p>2227.7</text:p>
              </table:table-cell>
              <table:table-cell office:value-type="float" office:value="8">
                <text:p>8</text:p>
              </table:table-cell>
              <table:table-cell office:value-type="float" office:value="2037.3">
                <text:p>2037.3</text:p>
              </table:table-cell>
              <table:table-cell office:value-type="float" office:value="8">
                <text:p>8</text:p>
              </table:table-cell>
              <table:table-cell office:value-type="float" office:value="2220.3">
                <text:p>222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997">
                <text:p>3997</text:p>
              </table:table-cell>
              <table:table-cell office:value-type="float" office:value="14">
                <text:p>14</text:p>
              </table:table-cell>
              <table:table-cell office:value-type="float" office:value="3681">
                <text:p>3681</text:p>
              </table:table-cell>
              <table:table-cell office:value-type="float" office:value="14">
                <text:p>14</text:p>
              </table:table-cell>
              <table:table-cell office:value-type="float" office:value="3481.3">
                <text:p>3481.3</text:p>
              </table:table-cell>
              <table:table-cell office:value-type="float" office:value="14">
                <text:p>14</text:p>
              </table:table-cell>
              <table:table-cell office:value-type="float" office:value="3522.3">
                <text:p>3522.3</text:p>
              </table:table-cell>
              <table:table-cell office:value-type="float" office:value="14">
                <text:p>14</text:p>
              </table:table-cell>
              <table:table-cell office:value-type="float" office:value="3450.7">
                <text:p>345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